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68a3b" officeooo:paragraph-rsid="00068a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;----------------------------------------------------------------- &gt;&gt; OUTPUT</text:p>
      <text:p text:style-name="P1">;This is my First line</text:p>
      <text:p text:style-name="P1">;C A D</text:p>
      <text:p text:style-name="P1">;A V G</text:p>
      <text:p text:style-name="P1">;</text:p>
      <text:p text:style-name="P1">;The no. of blank spaces are : 8</text:p>
      <text:p text:style-name="P1">;The no. of lines are : 3</text:p>
      <text:p text:style-name="P1">;The no. of 'A' are :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32:12.658264094</meta:creation-date>
    <dc:date>2017-03-25T14:32:54.824132324</dc:date>
    <meta:editing-duration>PT42S</meta:editing-duration>
    <meta:editing-cycles>1</meta:editing-cycles>
    <meta:document-statistic meta:table-count="0" meta:image-count="0" meta:object-count="0" meta:page-count="1" meta:paragraph-count="8" meta:word-count="37" meta:character-count="191" meta:non-whitespace-character-count="162"/>
    <meta:generator>LibreOffice/5.1.3.2$Linux_X86_64 LibreOffice_project/10$Build-2</meta:generator>
  </office:meta>
</office:document-meta>
</file>